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3" style:family="graphic" style:parent-style-name="standard">
      <style:graphic-properties svg:stroke-color="#c0c0c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c0c0c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c0c0c0"/>
    </style:style>
    <style:style style:name="T1" style:family="text">
      <style:text-properties fo:color="#c0c0c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4.3cm" svg:height="1.4cm" svg:x="2.4cm" svg:y="2cm">
          <text:p text:style-name="P1">Lexikalisch</text:p>
          <text:p text:style-name="P1">(Präsentation)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7cm" svg:height="1.4cm" svg:x="8cm" svg:y="2cm">
          <text:p text:style-name="P1">Syntaktisch</text:p>
          <text:p text:style-name="P1">(Dialogkontrolle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7cm" svg:y1="2.7cm" svg:x2="8cm" svg:y2="2.7cm" draw:start-shape="id1" draw:start-glue-point="1" draw:end-shape="id2" draw:end-glue-point="3" svg:d="M6700 2700h1300" svg:viewBox="0 0 1301 1">
          <text:p/>
        </draw:connector>
        <draw:custom-shape draw:style-name="gr1" draw:text-style-name="P1" xml:id="id3" draw:id="id3" draw:layer="layout" svg:width="4.7cm" svg:height="1.4cm" svg:x="14cm" svg:y="2cm">
          <text:p text:style-name="P1">semantisch</text:p>
          <text:p text:style-name="P1">(Anwendung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2.7cm" svg:y1="2.7cm" svg:x2="14cm" svg:y2="2.7cm" draw:start-shape="id2" draw:start-glue-point="1" draw:end-shape="id3" draw:end-glue-point="3" svg:d="M12700 2700h1300" svg:viewBox="0 0 1301 1">
          <text:p/>
        </draw:connector>
        <draw:custom-shape draw:style-name="gr3" draw:text-style-name="P2" xml:id="id4" draw:id="id4" draw:layer="layout" svg:width="4.7cm" svg:height="1.4cm" svg:x="7.9cm" svg:y="4.2cm">
          <text:p text:style-name="P2"><text:span text:style-name="T1">Bypass</text:span></text:p>
          <text:p text:style-name="P2"><text:span text:style-name="T1">(optional)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6.35cm" svg:y1="3.4cm" svg:x2="12.6cm" svg:y2="4.9cm" draw:start-shape="id3" draw:start-glue-point="2" draw:end-shape="id4" svg:d="M16350 3400v1500h-3750" svg:viewBox="0 0 3751 1501">
          <text:p/>
        </draw:connector>
        <draw:connector draw:style-name="gr4" draw:text-style-name="P1" draw:layer="layout" svg:x1="7.9cm" svg:y1="4.9cm" svg:x2="4.55cm" svg:y2="3.4cm" draw:start-shape="id4" draw:start-glue-point="3" draw:end-shape="id1" draw:end-glue-point="2" svg:d="M7900 4900h-3350v-1500" svg:viewBox="0 0 3351 1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</meta:initial-creator>
    <meta:creation-date>2016-01-04T17:22:01.788076922</meta:creation-date>
    <dc:date>2016-01-04T17:29:38.006497467</dc:date>
    <dc:creator>peter </dc:creator>
    <meta:editing-duration>P0D</meta:editing-duration>
    <meta:editing-cycles>1</meta:editing-cycles>
    <meta:document-statistic meta:object-count="8"/>
    <meta:generator>LibreOffice/4.2.8.2$Linux_x86 LibreOffice_project/420m0$Build-2</meta:generator>
  </office:meta>
</office:document-meta>
</file>